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fill="none" draw:textarea-horizontal-align="justify" draw:textarea-vertical-align="middle" draw:auto-grow-height="false" fo:min-height="50.74mm" fo:min-width="77.74mm"/>
    </style:style>
    <style:style style:name="gr2" style:family="graphic">
      <style:graphic-properties svg:stroke-color="#000000" draw:marker-end="線の終点_20_1" draw:textarea-horizontal-align="center" draw:textarea-vertical-align="middle"/>
    </style:style>
    <style:style style:name="gr3" style:family="graphic">
      <style:graphic-properties draw:fill-color="#000000" draw:textarea-horizontal-align="justify" draw:textarea-vertical-align="middle" draw:auto-grow-height="false" fo:min-height="1.86mm" fo:min-width="1.86mm"/>
    </style:style>
    <style:style style:name="gr4" style:family="graphic">
      <style:graphic-properties draw:stroke="none" svg:stroke-color="#000000" draw:fill="none" draw:fill-color="#ffffff" fo:min-height="5.58mm"/>
    </style:style>
    <style:style style:name="gr5" style:family="graphic">
      <style:graphic-properties draw:fill="none" draw:textarea-horizontal-align="justify" draw:textarea-vertical-align="middle" draw:auto-grow-height="false" fo:min-height="64.81mm" fo:min-width="57.62mm"/>
    </style:style>
    <style:style style:name="gr6" style:family="graphic">
      <style:graphic-properties draw:fill-color="#000000" draw:textarea-horizontal-align="justify" draw:textarea-vertical-align="middle" draw:auto-grow-height="false" fo:min-height="1.32mm" fo:min-width="1.32mm"/>
    </style:style>
    <style:style style:name="gr7" style:family="graphic">
      <style:graphic-properties draw:stroke="dash" draw:stroke-dash="Ultrafine_20_2_20_Dots_20_3_20_Dashes" svg:stroke-color="#000000" draw:fill-color="#000000" draw:textarea-horizontal-align="center" draw:textarea-vertical-align="middle"/>
    </style:style>
    <style:style style:name="gr8" style:family="graphic">
      <style:graphic-properties draw:stroke="dash" draw:stroke-dash="Ultrafine_20_2_20_Dots_20_3_20_Dashes" svg:stroke-color="#00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racked-changes/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77.74mm" svg:height="50.74mm" svg:x="38.95mm" svg:y="26.83mm">
            <text:p/>
            <draw:enhanced-geometry svg:viewBox="0 0 21600 21600" draw:type="rectangle" draw:enhanced-path="M 0 0 L 21600 0 21600 21600 0 21600 0 0 Z N"/>
          </draw:custom-shape>
          <draw:line draw:z-index="1" draw:style-name="gr2" draw:text-style-name="P2" svg:x1="29.89mm" svg:y1="27.09mm" svg:x2="148.88mm" svg:y2="27.09mm">
            <text:p/>
          </draw:line>
          <draw:line draw:z-index="2" draw:style-name="gr2" draw:text-style-name="P2" svg:x1="38.66mm" svg:y1="18.33mm" svg:x2="38.66mm" svg:y2="101.2mm">
            <text:p/>
          </draw:line>
          <draw:custom-shape draw:z-index="3" draw:style-name="gr3" draw:text-style-name="P3" svg:width="1.86mm" svg:height="1.86mm" svg:x="108.69mm" svg:y="40.88m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frame draw:z-index="4" draw:style-name="gr4" draw:text-style-name="P5" svg:width="39.09mm" svg:height="5.58mm" svg:x="105.77mm" svg:y="44.63mm">
            <draw:text-box>
              <text:p text:style-name="P4"><text:span text:style-name="T1">(i, j)</text:span></text:p>
            </draw:text-box>
          </draw:frame>
          <draw:frame draw:z-index="5" draw:style-name="gr4" draw:text-style-name="P5" svg:width="18.09mm" svg:height="5.58mm" svg:x="115.55mm" svg:y="21.24mm">
            <draw:text-box>
              <text:p text:style-name="P4"><text:span text:style-name="T1">xsize-1</text:span></text:p>
            </draw:text-box>
          </draw:frame>
          <draw:frame draw:z-index="6" draw:style-name="gr4" draw:text-style-name="P5" svg:width="39.09mm" svg:height="5.58mm" svg:x="26.45mm" svg:y="75.44mm">
            <draw:text-box>
              <text:p text:style-name="P4"><text:span text:style-name="T1">ysize-1</text:span></text:p>
            </draw:text-box>
          </draw:frame>
          <draw:custom-shape draw:z-index="7" draw:style-name="gr5" draw:text-style-name="P1" svg:width="57.62mm" svg:height="64.81mm" svg:x="39.24mm" svg:y="126.44mm">
            <text:p/>
            <draw:enhanced-geometry svg:viewBox="0 0 21600 21600" draw:type="rectangle" draw:enhanced-path="M 0 0 L 21600 0 21600 21600 0 21600 0 0 Z N"/>
          </draw:custom-shape>
          <draw:line draw:z-index="8" draw:style-name="gr2" draw:text-style-name="P2" svg:x1="29.89mm" svg:y1="126.43mm" svg:x2="149.45mm" svg:y2="126.43mm">
            <text:p/>
          </draw:line>
          <draw:line draw:z-index="9" draw:style-name="gr2" draw:text-style-name="P2" svg:x1="38.66mm" svg:y1="117.67mm" svg:x2="38.66mm" svg:y2="200.54mm">
            <text:p/>
          </draw:line>
          <draw:custom-shape draw:z-index="10" draw:style-name="gr6" draw:text-style-name="P3" svg:width="1.86mm" svg:height="1.86mm" svg:x="77.69mm" svg:y="182.22m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frame draw:z-index="11" draw:style-name="gr4" draw:text-style-name="P5" svg:width="39.09mm" svg:height="5.58mm" svg:x="54.06mm" svg:y="183.01mm">
            <draw:text-box>
              <text:p text:style-name="P4"><text:span text:style-name="T1">(ysize-1-j, i)</text:span></text:p>
            </draw:text-box>
          </draw:frame>
          <draw:frame draw:z-index="12" draw:style-name="gr4" draw:text-style-name="P5" svg:width="39.09mm" svg:height="5.58mm" svg:x="25.88mm" svg:y="187.53mm">
            <draw:text-box>
              <text:p text:style-name="P4"><text:span text:style-name="T1">xsize-1</text:span></text:p>
            </draw:text-box>
          </draw:frame>
          <draw:frame draw:z-index="13" draw:style-name="gr4" draw:text-style-name="P5" svg:width="39.09mm" svg:height="5.58mm" svg:x="93.42mm" svg:y="119.27mm">
            <draw:text-box>
              <text:p text:style-name="P4"><text:span text:style-name="T1">ysize-1</text:span></text:p>
            </draw:text-box>
          </draw:frame>
          <draw:line draw:z-index="14" draw:style-name="gr7" draw:text-style-name="P3" svg:x1="39.94mm" svg:y1="41.5mm" svg:x2="107.77mm" svg:y2="41.5mm">
            <text:p/>
          </draw:line>
          <draw:frame draw:z-index="15" draw:style-name="gr4" draw:text-style-name="P5" svg:width="18.09mm" svg:height="5.58mm" svg:x="73.58mm" svg:y="42.76mm">
            <draw:text-box>
              <text:p text:style-name="P4"><text:span text:style-name="T1">i</text:span></text:p>
            </draw:text-box>
          </draw:frame>
          <draw:line draw:z-index="16" draw:style-name="gr8" draw:text-style-name="P2" svg:x1="109.51mm" svg:y1="27.36mm" svg:x2="109.51mm" svg:y2="40.91mm">
            <text:p/>
          </draw:line>
          <draw:frame draw:z-index="17" draw:style-name="gr4" draw:text-style-name="P5" svg:width="18.09mm" svg:height="5.58mm" svg:x="106.36mm" svg:y="31.34mm">
            <draw:text-box>
              <text:p text:style-name="P4"><text:span text:style-name="T1">j</text:span></text:p>
            </draw:text-box>
          </draw:frame>
          <draw:line draw:z-index="18" draw:style-name="gr8" draw:text-style-name="P2" svg:x1="78.75mm" svg:y1="126.7mm" svg:x2="78.75mm" svg:y2="182.29mm">
            <text:p/>
          </draw:line>
          <draw:frame draw:z-index="19" draw:style-name="gr4" draw:text-style-name="P5" svg:width="18.09mm" svg:height="5.58mm" svg:x="81.05mm" svg:y="153.26mm">
            <draw:text-box>
              <text:p text:style-name="P4"><text:span text:style-name="T1">i</text:span></text:p>
            </draw:text-box>
          </draw:frame>
          <draw:line draw:z-index="20" draw:style-name="gr7" draw:text-style-name="P3" svg:x1="78.19mm" svg:y1="183.27mm" svg:x2="96.86mm" svg:y2="183.27mm">
            <text:p/>
          </draw:line>
          <draw:frame draw:z-index="21" draw:style-name="gr4" draw:text-style-name="P5" svg:width="18.09mm" svg:height="5.58mm" svg:x="86.8mm" svg:y="177.16mm">
            <draw:text-box>
              <text:p text:style-name="P4"><text:span text:style-name="T1">j</text:span></text:p>
            </draw:text-box>
          </draw:frame>
        </table:shapes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0"/>
          <table:table-cell table:style-name="ce1" office:value-type="string" calcext:value-type="string">
            <text:p>x</text:p>
          </table:table-cell>
          <table:table-cell table:number-columns-repeated="8"/>
          <table:table-cell table:style-name="ce1"/>
          <table:table-cell table:number-columns-repeated="98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9"/>
          <table:table-cell table:style-name="ce1"/>
          <table:table-cell table:number-columns-repeated="984"/>
        </table:table-row>
        <table:table-row table:style-name="ro1">
          <table:table-cell table:number-columns-repeated="43"/>
          <table:table-cell table:style-name="ce1"/>
          <table:table-cell table:number-columns-repeated="98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y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時計回りに90度回転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0"/>
          <table:table-cell table:style-name="ce1" office:value-type="string" calcext:value-type="string">
            <text:p>x</text:p>
          </table:table-cell>
          <table:table-cell table:number-columns-repeated="8"/>
          <table:table-cell table:style-name="ce1"/>
          <table:table-cell table:number-columns-repeated="98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9"/>
          <table:table-cell table:style-name="ce1"/>
          <table:table-cell table:number-columns-repeated="984"/>
        </table:table-row>
        <table:table-row table:style-name="ro1">
          <table:table-cell table:number-columns-repeated="43"/>
          <table:table-cell table:style-name="ce1"/>
          <table:table-cell table:number-columns-repeated="98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y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JP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4.57mm"/>
    <draw:stroke-dash draw:name="Ultrafine_20_2_20_Dots_20_3_20_Dashes" draw:display-name="Ultrafine 2 Dots 3 Dashes" draw:style="rect" draw:dots1="2" draw:dots1-length="0.51mm" draw:dots2="3" draw:dots2-length="2.54mm" draw:distance="1.27mm"/>
    <draw:stroke-dash draw:name="Ultrafine_20_Dashed" draw:display-name="Ultrafine Dashed" draw:style="rect" draw:dots1="1" draw:distance="5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6:44:50.236768801</meta:creation-date>
    <dc:date>2020-05-27T21:07:49.567274331</dc:date>
    <meta:editing-duration>PT3H10M27S</meta:editing-duration>
    <meta:editing-cycles>1</meta:editing-cycles>
    <meta:document-statistic meta:table-count="1" meta:cell-count="5" meta:object-count="22"/>
    <meta:generator>LibreOffice/6.0.7.3$Linux_X86_64 LibreOffice_project/00m0$Build-3</meta:generator>
  </office:meta>
</office:document-meta>
</file>